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704" officeooo:paragraph-rsid="001e7704"/>
    </style:style>
    <style:style style:name="T1" style:family="text">
      <style:text-properties style:text-underline-style="none"/>
    </style:style>
    <style:style style:name="T2" style:family="text">
      <style:text-properties officeooo:rsid="0012e338"/>
    </style:style>
    <style:style style:name="T3" style:family="text">
      <style:text-properties officeooo:rsid="0015bd61"/>
    </style:style>
    <style:style style:name="T4" style:family="text">
      <style:text-properties officeooo:rsid="001a8523"/>
    </style:style>
    <style:style style:name="T5" style:family="text">
      <style:text-properties officeooo:rsid="001ba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dée de mon site web est de présenter l'espace et ses curiosités à travers plusieurs rubriques à propos de thèmes variés. Il y a l'histoire de l'Univers, les astres, le futur de l'Univers, les missions Apollo ainsi qu’un quiz-bilan. L'accueil permet de présenter les différentes <text:span text:style-name="T1">rubriques</text:span>.</text:p>
      <text:p text:style-name="Standard">Il convient de dire que je suis en groupe avec Adam EL BIAD et Adrien BOUET. Mes camarades se sont occupés de la réalisation du site complet sur l'aviation et je me suis occupé de la réalisation du site web complet sur l'espace.</text:p>
      <text:p text:style-name="Standard">J'ai souhaité faire des pages web complètes et qui répondent bien aux attentes. Cependant, il a fallu faire des choix : j'avais prévu initialement de faire deux autres pages sur les découvertes humaines et les fusées mais ces thèmes n'étaient pas pertinen<text:span text:style-name="T2">ts</text:span> et en accord avec les autres rubriques.</text:p>
      <text:p text:style-name="Standard">Pour se déplacer dans le site, il faut utiliser le menu interactif. Le titre Accueil vous renverra vers la </text:p>
      <text:p text:style-name="Standard">page d'accueil où sont présentées les rubriques, le titre Rubriques vous propose la liste des pages web que j'ai réalisées (pour les visiter, il faut cliquer dessus) et le titre A propos vous affichera une </text:p>
      <text:p text:style-name="Standard">fenêtre pop-up.</text:p>
      <text:p text:style-name="P1">J’ai rencontré une difficulté : apprendre à coder en JS. Heureusement, je l’ai surmontée en m’aidant</text:p>
      <text:p text:style-name="P1">des documents déposés sur ELEA ainsi qu’avec l’IA.</text:p>
      <text:p text:style-name="Standard">Un exemple de fonctionnalité que je maîtrise est la création d'un menu fonctionnel et interactif. Pour ce faire, <text:span text:style-name="T3">j</text:span>e vous conseille de créer une liste avec la balise &lt;ul&gt; dans l'html. Ensuite, dans les balises &lt;li&gt; qui constituent votre liste, vous pouvez ajouter des liens avec la balise &lt;a&gt; qui renverront vers les différentes parties de votre site. Ensuite, vous pouvez styliser votre menu grâce au code CSS. Par exemple, vous pouvez créer des classes ou des id pour cibler un ou plusieurs éléments de votre liste et leur attribuer des couleurs différentes (avec color) ou des hover au survolage.</text:p>
      <text:p text:style-name="Standard">J'ai utilisé l'IA générative conversationnelle ChatGPT pour réaliser mon site. Premièrement, je l'ai utilisée pour m'aider à comprendre le code JavaScript. Par exemple, je lui ai demandé exactement : </text:p>
      <text:p text:style-name="Standard">Quelles sont les erreurs dans cette fonction (s'il y en a) ?</text:p>
      <text:p text:style-name="Standard">function ouvrirPage(){</text:p>
      <text:p text:style-name="Standard"><text:s text:c="4"/>var a = document.getElementById("search").value;</text:p>
      <text:p text:style-name="Standard"><text:s text:c="4"/>if(a==="histoire de l'univers"){</text:p>
      <text:p text:style-name="Standard"><text:s text:c="8"/>window.open("/histoire_de_l_univers.html")</text:p>
      <text:p text:style-name="Standard"><text:s text:c="4"/>}</text:p>
      <text:p text:style-name="Standard">En effet, je n'avais alors pas compris mes erreurs dans ce code qui ne fonctionnait pas. Ainsi, j'ai appris à me passer de l'utilisation de ChatGPT pour les fonctions simples. Néanmoins, je lui ai demandé de m'écrire une fonction complexe :</text:p>
      <text:p text:style-name="Standard">Crée moi une fonction js score() qui augmente de un lorsqu'une réponse est vraie (quiz) en fonction de mon code :</text:p>
      <text:p text:style-name="Standard"><text:s text:c="4"/>&lt;div&gt;</text:p>
      <text:p text:style-name="Standard"><text:s text:c="8"/>&lt;h3&gt;Comment pourrait-on qualifier la taille de l'Univers dans les secondes qui précédèrent sa formation ?&lt;/h3&gt;</text:p>
      <text:p text:style-name="Standard"><text:s text:c="8"/>&lt;button class="reponse" id="vrai" <text:s/>onClick="afficherVrai() ; score()"&gt;De microscopique&lt;/button&gt;</text:p>
      <text:p text:style-name="Standard"><text:s text:c="8"/>&lt;button class="reponse" id="faux1" onClick="afficherFaux('faux1')"&gt;De gigantesque&lt;/button&gt;</text:p>
      <text:p text:style-name="Standard"><text:s text:c="8"/>&lt;button class="reponse" id="faux2" onClick="afficherFaux('faux2')"&gt;De la même taille qu'aujourd'hui&lt;/button&gt;</text:p>
      <text:p text:style-name="Standard"><text:s text:c="4"/>&lt;/div&gt;</text:p>
      <text:p text:style-name="Standard">Cependant, cela ne convenait pas donc je lui ai demandé de m'adapter sa fonction :</text:p>
      <text:p text:style-name="Standard">Peux-tu me faire une fonction qui s'adapte aux classes ?</text:p>
      <text:p text:style-name="Standard">Elle m'a répondu :</text:p>
      <text:p text:style-name="Standard">class Question {</text:p>
      <text:p text:style-name="Standard"><text:s text:c="4"/>constructor(element) {</text:p>
      <text:p text:style-name="Standard"><text:s text:c="8"/>this.element = element;</text:p>
      <text:p text:style-name="Standard"><text:s text:c="8"/>this.isAnswered = false; // Vérifie si la question a été répondue</text:p>
      <text:p text:style-name="Standard"><text:soft-page-break/><text:s text:c="8"/>this.mauvaiseReponseCliquee = false; // Vérifie si une mauvaise réponse a été cliquée</text:p>
      <text:p text:style-name="Standard"/>
      <text:p text:style-name="Standard"><text:s text:c="8"/>this.buttons = element.querySelectorAll(".reponse"); // Récupère tous les boutons de la question</text:p>
      <text:p text:style-name="Standard"/>
      <text:p text:style-name="Standard"><text:s text:c="8"/>// Ajoute un event listener à chaque bouton</text:p>
      <text:p text:style-name="Standard"><text:s text:c="8"/>this.buttons.forEach(button =&gt; {</text:p>
      <text:p text:style-name="Standard"><text:s text:c="12"/>button.addEventListener("click", () =&gt; this.handleClick(button));</text:p>
      <text:p text:style-name="Standard"><text:s text:c="8"/>});</text:p>
      <text:p text:style-name="Standard"><text:s text:c="4"/>}</text:p>
      <text:p text:style-name="Standard"/>
      <text:p text:style-name="Standard"><text:s text:c="4"/>handleClick(button) {</text:p>
      <text:p text:style-name="Standard"><text:s text:c="8"/>if (this.isAnswered) return; // Si déjà répondu, ne fait rien</text:p>
      <text:p text:style-name="Standard"/>
      <text:p text:style-name="Standard"><text:s text:c="8"/>if (button.classList.contains("vraie")) {</text:p>
      <text:p text:style-name="Standard"><text:s text:c="12"/>this.handleCorrectAnswer(button);</text:p>
      <text:p text:style-name="Standard"><text:s text:c="8"/>} else {</text:p>
      <text:p text:style-name="Standard"><text:s text:c="12"/>this.handleWrongAnswer(button);</text:p>
      <text:p text:style-name="Standard"><text:s text:c="8"/>}</text:p>
      <text:p text:style-name="Standard"><text:s text:c="4"/>}</text:p>
      <text:p text:style-name="Standard"/>
      <text:p text:style-name="Standard"><text:s text:c="4"/>handleCorrectAnswer(button) {</text:p>
      <text:p text:style-name="Standard"><text:s text:c="8"/>if (!this.mauvaiseReponseCliquee) {</text:p>
      <text:p text:style-name="Standard"><text:s text:c="12"/>// Augmente le score seulement si aucune mauvaise réponse n'a été cliquée</text:p>
      <text:p text:style-name="Standard"><text:s text:c="12"/>Question.updateScore();</text:p>
      <text:p text:style-name="Standard"><text:s text:c="8"/>}</text:p>
      <text:p text:style-name="Standard"><text:s text:c="8"/>button.style.backgroundColor = "green";</text:p>
      <text:p text:style-name="Standard"><text:s text:c="8"/>this.isAnswered = true;</text:p>
      <text:p text:style-name="Standard"><text:s text:c="4"/>}</text:p>
      <text:p text:style-name="Standard"/>
      <text:p text:style-name="Standard"><text:s text:c="4"/>handleWrongAnswer(button) {</text:p>
      <text:p text:style-name="Standard"><text:s text:c="8"/>this.mauvaiseReponseCliquee = true; // Une mauvaise réponse a été cliquée</text:p>
      <text:p text:style-name="Standard"><text:s text:c="8"/>this.isAnswered = true;</text:p>
      <text:p text:style-name="Standard"><text:s text:c="8"/>button.style.backgroundColor = "red";</text:p>
      <text:p text:style-name="Standard"><text:s text:c="4"/>}</text:p>
      <text:p text:style-name="Standard"/>
      <text:p text:style-name="Standard"><text:s text:c="4"/>static updateScore() {</text:p>
      <text:p text:style-name="Standard"><text:s text:c="8"/>let scoreElement = document.getElementById("score");</text:p>
      <text:p text:style-name="Standard"><text:s text:c="8"/>let score = parseInt(scoreElement.textContent);</text:p>
      <text:p text:style-name="Standard"><text:s text:c="8"/>score++;</text:p>
      <text:p text:style-name="Standard"><text:s text:c="8"/>scoreElement.textContent = score;</text:p>
      <text:p text:style-name="Standard"><text:s text:c="4"/>}</text:p>
      <text:p text:style-name="Standard">}</text:p>
      <text:p text:style-name="Standard"/>
      <text:p text:style-name="Standard">// Initialisation des questions</text:p>
      <text:p text:style-name="Standard">document.querySelectorAll(".question").forEach(questionElement =&gt; {</text:p>
      <text:p text:style-name="Standard"><text:s text:c="4"/>new Question(questionElement);</text:p>
      <text:p text:style-name="Standard">});</text:p>
      <text:p text:style-name="Standard">J'ai réussi à intégrer cette fonction dans mon code. J’ai également utilisée <text:span text:style-name="T4">l’IA </text:span>pour me donner des informations sur les astres <text:span text:style-name="T5">(</text:span> <text:span text:style-name="T5">prompt :</text:span>Liste tous les astres<text:span text:style-name="T5">)</text:span> et pour me donner des informations sur les missions Apollo <text:span text:style-name="T5">(</text:span>Fais-moi un résumé rapide des différentes missions Apollo<text:span text:style-name="T5">).</text:span></text:p>
      <text:p text:style-name="Standard"><text:soft-page-break/>ChatGPT m'a vraiment aidée pour m'apprendre du "vocabulaire" en Java Script et pour me faire gagner du temps.</text:p>
      <text:p text:style-name="Standard">J'ai utilisé les sites suivants pour m'aider :</text:p>
      <text:p text:style-name="Standard">- https://www.youtube.com/watch?v=Dd91QalcfgQ</text:p>
      <text:p text:style-name="Standard">- https://www.youtube.com/watch?v=3c0rU2i6JN4</text:p>
      <text:p text:style-name="Standard">- https://www.codeur.com/tuto/html/background-video/</text:p>
      <text:p text:style-name="Standard">- https://www.youtube.com/watch?v=OW5PkOJuv6w</text:p>
      <text:p text:style-name="Standard">- mdn-web-docs</text:p>
      <text:p text:style-name="Standard">- wikipedia</text:p>
      <text:p text:style-name="Standard">Et aussi tous les liens présents dans mes rubriques. Ces liens m'ont aidés car ils m'ont fait gagner beaucoup de temps (notamment pour la réalisation de mon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21:31:11.128000000</meta:creation-date>
    <dc:date>2025-03-05T21:35:27.862000000</dc:date>
    <meta:editing-duration>PT4M7S</meta:editing-duration>
    <meta:editing-cycles>22</meta:editing-cycles>
    <meta:generator>LibreOffice/24.2.7.2$Windows_X86_64 LibreOffice_project/ee3885777aa7032db5a9b65deec9457448a91162</meta:generator>
    <meta:document-statistic meta:table-count="0" meta:image-count="0" meta:object-count="0" meta:page-count="3" meta:paragraph-count="80" meta:word-count="762" meta:character-count="5699" meta:non-whitespace-character-count="4673"/>
  </office:meta>
</office:document-meta>
</file>